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b7fcd" officeooo:paragraph-rsid="001b7fcd"/>
    </style:style>
    <style:style style:name="P2" style:family="paragraph" style:parent-style-name="Standard">
      <style:text-properties style:font-name="Arial" officeooo:rsid="00257dad" officeooo:paragraph-rsid="00257dad"/>
    </style:style>
    <style:style style:name="P3" style:family="paragraph" style:parent-style-name="Standard">
      <style:text-properties style:font-name="Arial" officeooo:rsid="00257dad" officeooo:paragraph-rsid="00359419"/>
    </style:style>
    <style:style style:name="P4" style:family="paragraph" style:parent-style-name="Text_20_body">
      <style:text-properties style:font-name="Arial" officeooo:paragraph-rsid="001db47f"/>
    </style:style>
    <style:style style:name="P5" style:family="paragraph" style:parent-style-name="Text_20_body" style:list-style-name="L1">
      <style:text-properties style:font-name="Arial" officeooo:paragraph-rsid="00224d3a"/>
    </style:style>
    <style:style style:name="T1" style:family="text">
      <style:text-properties officeooo:rsid="002787ae"/>
    </style:style>
    <style:style style:name="T2" style:family="text">
      <style:text-properties officeooo:rsid="00282167"/>
    </style:style>
    <style:style style:name="T3" style:family="text">
      <style:text-properties officeooo:rsid="00292e8c"/>
    </style:style>
    <style:style style:name="T4" style:family="text">
      <style:text-properties officeooo:rsid="0029cdbe"/>
    </style:style>
    <style:style style:name="T5" style:family="text">
      <style:text-properties officeooo:rsid="0032b7f4"/>
    </style:style>
    <style:style style:name="T6" style:family="text">
      <style:text-properties officeooo:rsid="003408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ortant characteristics of an introduction</text:p>
      <text:p text:style-name="P1"/>
      <text:list xml:id="list114427066" text:style-name="L1">
        <text:list-item>
          <text:p text:style-name="P5">An attention-getter, such as a rhetorical question, a quote, or an interesting fact, to engage the reader from the outset.</text:p>
        </text:list-item>
        <text:list-item>
          <text:p text:style-name="P5">A contextualization of the topic, if necessary, to provide necessary background information for the reader.</text:p>
        </text:list-item>
        <text:list-item>
          <text:p text:style-name="P5">A clear and well-defined thesis statement outlining the main arguments or points that will be presented in the essay.</text:p>
        </text:list-item>
        <text:list-item>
          <text:p text:style-name="P5">An overview of the main points or supporting arguments that will be developed in the essay.</text:p>
        </text:list-item>
        <text:list-item>
          <text:p text:style-name="P5">A transition to the main body of the essay, which should smoothly guide the reader into the next section of the writing.</text:p>
        </text:list-item>
      </text:list>
      <text:p text:style-name="P4"/>
      <text:p text:style-name="P2">Introduction to <text:span text:style-name="T1">an essay about </text:span><text:span text:style-name="T2">the contrast of the experience that African American President Barack Obama </text:span><text:span text:style-name="T3">talks about in his speech </text:span><text:span text:style-name="T4">with the experience of the character „Starr“ in „The Hate U Give“:</text:span></text:p>
      <text:p text:style-name="P2"/>
      <text:p text:style-name="P2"/>
      <text:p text:style-name="P3">In February 2012, President Barack Obama gave a speech addressing the shooting of Trayvon Martin and the fear and difficulties faced by many in the African American community. <text:span text:style-name="T5">T</text:span>he novel "The Hate U Give" by Angie Thomas <text:span text:style-name="T6">tells</text:span> the story of a young African American girl named Starr who grapples with issues of race and injustice. Both Obama's speech and "The Hate U Give" highlight the ongoing struggles for equality and justice faced by African Americans in the United States.</text:p>
      <text:p text:style-name="P3">However, while Obama's speech addresses these issues from a broader societal perspective, "The Hate U Give" illustrates the personal, everyday impact of racism on an individual level. This essay will examine the contrast between the experiences depicted in Obama's speech and those of Starr in "The Hate U Give," and consider the ways in which they shed light on the ongoing struggle for racial justice in America.</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09T10:34:01.260000000</dc:date>
    <meta:editing-duration>PT39M22S</meta:editing-duration>
    <meta:editing-cycles>24</meta:editing-cycles>
    <meta:generator>LibreOffice/7.1.0.3$Windows_X86_64 LibreOffice_project/f6099ecf3d29644b5008cc8f48f42f4a40986e4c</meta:generator>
    <meta:document-statistic meta:table-count="0" meta:image-count="0" meta:object-count="0" meta:page-count="1" meta:paragraph-count="9" meta:word-count="282" meta:character-count="1700" meta:non-whitespace-character-count="1432"/>
  </office:meta>
</office:document-meta>
</file>